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P2" style:family="paragraph" style:parent-style-name="Text_20_body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P3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Representation of Segment trees</text:span><text:line-break/><text:span text:style-name="Strong_20_Emphasis">1.</text:span> Leaf Nodes are the elements of the input array.<text:line-break/><text:span text:style-name="Strong_20_Emphasis">2.</text:span> Each internal node represents some merging of the leaf nodes. The merging may be different for different problems. For this problem, merging is sum of leaves under a node.</text:p>
      <text:p text:style-name="Text_20_body">An array representation of tree is used to represent Segment Trees. For each node at index i, the left child is at index 2*i+1, right child at 2*i+2 and the parent is at <draw:frame draw:style-name="fr1" draw:name="graphics1" text:anchor-type="as-char" svg:width="0.8228in" svg:height="0.198in" draw:z-index="0"><draw:image xlink:href="http://d2o58evtke57tz.cloudfront.net/wp-content/ql-cache/quicklatex.com-d94694c4c61f61cb3b21c9c42a9662c5_l3.svg" xlink:type="simple" xlink:show="embed" xlink:actuate="onLoad"/><svg:title>\lfloor (i-1)/2  \rfloor</svg:title></draw:frame>.</text:p>
      <text:p text:style-name="Text_20_body"/>
      <text:p text:style-name="Text_20_body"><text:span text:style-name="Strong_20_Emphasis">Query for Sum of given range, range minimum query (RMQ) </text:span></text:p>
      <text:p text:style-name="Text_20_body"><draw:a xlink:type="simple" xlink:href="http://d2o58evtke57tz.cloudfront.net/wp-content/uploads/segment-tree1.png"><draw:frame draw:style-name="fr2" draw:name="graphics2" text:anchor-type="as-char" svg:width="4.8126in" svg:height="3.3335in" draw:z-index="1"><draw:image xlink:href="http://d2o58evtke57tz.cloudfront.net/wp-content/uploads/segment-tree1.png" xlink:type="simple" xlink:show="embed" xlink:actuate="onLoad"/></draw:frame></draw:a></text:p>
      <text:p text:style-name="Text_20_body"><text:span text:style-name="Strong_20_Emphasis">Construction of Segment Tree from given array</text:span><text:line-break/>We start with a segment arr[0 . . . n-1]. and every time we divide the current segment into two halves(if it has not yet become a segment of length 1), and then call the same procedure on both halves, and for each such segment we can do many operations depends on problem :</text:p>
      <text:p text:style-name="Text_20_body"><text:tab/>we store the sum in corresponding node.</text:p>
      <text:p text:style-name="Text_20_body"><text:tab/>we store the minimum value in a segment tree node.</text:p>
      <text:p text:style-name="Text_20_body"><text:tab/><text:line-break/>All levels of the constructed segment tree will be completely filled except the last level. Also, the tree will be a <text:a xlink:type="simple" xlink:href="http://en.wikipedia.org/wiki/Binary_tree#Types_of_binary_trees" office:target-frame-name="_blank" xlink:show="new">Full Binary Tree</text:a> because we always divide segments in two halves at every level. Since the constructed tree is always full binary tree with n leaves, there will be n-1 internal nodes. So total number of nodes will be 2*n – 1.<text:line-break/>Height of the segment tree will be <draw:frame draw:style-name="fr1" draw:name="graphics3" text:anchor-type="as-char" svg:width="0.5626in" svg:height="0.198in" draw:z-index="2"><draw:image xlink:href="http://d2o58evtke57tz.cloudfront.net/wp-content/ql-cache/quicklatex.com-6ad3535c9211e08480ea4196a9d19e6a_l3.svg" xlink:type="simple" xlink:show="embed" xlink:actuate="onLoad"/><svg:title>\lceil \log_2{n}  \rceil</svg:title></draw:frame>. Since the tree is represented using array and relation between parent and child indexes must be maintained, size of memory allocated for segment tree will be <draw:frame draw:style-name="fr1" draw:name="graphics4" text:anchor-type="as-char" svg:width="1.1665in" svg:height="0.1772in" draw:z-index="3"><draw:image xlink:href="http://d2o58evtke57tz.cloudfront.net/wp-content/ql-cache/quicklatex.com-0bb136a1aba9706291567cf46c3979ba_l3.svg" xlink:type="simple" xlink:show="embed" xlink:actuate="onLoad"/><svg:title>2 * 2 ^{\lceil \log_2{n}  \rceil} - 1</svg:title></draw:frame>.</text:p>
      <text:p text:style-name="Preformatted_20_Text"/>
      <text:p text:style-name="Preformatted_20_Text"><text:span text:style-name="Strong_20_Emphasis">Update a value</text:span><text:line-break/>Like tree construction and query operations, update can also be done recursively. We are given an index which needs to updated. Let <text:span text:style-name="Emphasis">diff </text:span>be the value to be added. We start from root of the segment tree, and add <text:span text:style-name="Emphasis">diff </text:span>to all nodes which have given index in their range. If a node doesn’t have given index in its range, we don’t make any changes to that n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0T14:25:07</dc:date>
    <dc:creator>tejas </dc:creator>
    <meta:generator>LibreOffice/3.5$Linux_x86 LibreOffice_project/350m1$Build-202</meta:generator>
    <meta:editing-duration>PT16H31M9S</meta:editing-duration>
    <meta:editing-cycles>12</meta:editing-cycles>
    <meta:document-statistic meta:table-count="0" meta:image-count="4" meta:object-count="0" meta:page-count="1" meta:paragraph-count="9" meta:word-count="335" meta:character-count="1810" meta:non-whitespace-character-count="1474"/>
  </office:meta>
</office:document-meta>
</file>